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ff" draw:textarea-horizontal-align="justify" draw:textarea-vertical-align="middle" draw:auto-grow-height="false" fo:min-height="1.147cm" fo:min-width="2.548cm"/>
    </style:style>
    <style:style style:name="gr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ffff" draw:textarea-horizontal-align="justify" draw:textarea-vertical-align="middle" draw:auto-grow-height="false" fo:min-height="1.712cm" fo:min-width="7.12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669966" draw:textarea-horizontal-align="justify" draw:textarea-vertical-align="middle" draw:auto-grow-height="false" fo:min-height="3.052cm" fo:min-width="8.136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66" draw:textarea-horizontal-align="justify" draw:textarea-vertical-align="middle" draw:auto-grow-height="false" fo:min-height="0.696cm" fo:min-width="4.707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66" draw:textarea-horizontal-align="justify" draw:textarea-vertical-align="middle" draw:auto-grow-height="false" fo:min-height="0.696cm" fo:min-width="8.136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>
      <style:graphic-properties draw:stroke="solid" svg:stroke-color="#000000" draw:fill="none" draw:fill-color="#ffffff" fo:min-height="0.893cm"/>
    </style:style>
    <style:style style:name="gr7" style:family="graphic" style:parent-style-name="standard">
      <style:graphic-properties draw:stroke="solid" svg:stroke-color="#000000" draw:fill="none" draw:fill-color="#ffffff" fo:min-height="0.766cm"/>
    </style:style>
    <style:style style:name="gr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3.052cm" fo:min-width="8.136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3.052cm" fo:min-width="8.136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ffff" draw:textarea-horizontal-align="justify" draw:textarea-vertical-align="middle" draw:auto-grow-height="false" fo:min-height="1.712cm" fo:min-width="7.12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669966" draw:textarea-horizontal-align="justify" draw:textarea-vertical-align="middle" draw:auto-grow-height="false" fo:min-height="3.052cm" fo:min-width="8.136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669966" draw:textarea-horizontal-align="justify" draw:textarea-vertical-align="middle" draw:auto-grow-height="false" fo:min-height="3.052cm" fo:min-width="8.136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loext:graphic-properties draw:fill-color="#ff00ff"/>
      <style:paragraph-properties fo:text-align="center"/>
    </style:style>
    <style:style style:name="P2" style:family="paragraph">
      <loext:graphic-properties draw:fill="solid" draw:fill-color="#00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6699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1.397cm" svg:x="5.572cm" svg:y="12.8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2cm" svg:height="1.962cm" svg:x="6.461cm" svg:y="8.9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636cm" svg:height="3.302cm" svg:x="11.033cm" svg:y="17.1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07cm" svg:height="0.946cm" svg:x="14.208cm" svg:y="5.4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8.636cm" svg:height="0.946cm" svg:x="1.508cm" svg:y="6.461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794cm" svg:height="1.143cm" svg:x="5.699cm" svg:y="12.938cm">
          <draw:text-box>
            <text:p>Sample</text:p>
          </draw:text-box>
        </draw:frame>
        <draw:frame draw:style-name="gr7" draw:text-style-name="P5" draw:layer="layout" svg:width="7.493cm" svg:height="1.016cm" svg:x="2.143cm" svg:y="6.461cm">
          <draw:text-box>
            <text:p>Normal: Gold electrodes</text:p>
          </draw:text-box>
        </draw:frame>
        <draw:frame draw:style-name="gr7" draw:text-style-name="P5" draw:layer="layout" svg:width="7.493cm" svg:height="1.673cm" svg:x="11.414cm" svg:y="17.637cm">
          <draw:text-box>
            <text:p>Amplifier, current to voltage convertor</text:p>
          </draw:text-box>
        </draw:frame>
        <draw:frame draw:style-name="gr7" draw:text-style-name="P5" draw:layer="layout" svg:width="7.493cm" svg:height="1.016cm" svg:x="10.779cm" svg:y="10.906cm">
          <draw:text-box>
            <text:p>Super-conductor: NbSl2</text:p>
          </draw:text-box>
        </draw:frame>
        <draw:frame draw:style-name="gr7" draw:text-style-name="P5" draw:layer="layout" svg:width="7.493cm" svg:height="1.673cm" svg:x="6.461cm" svg:y="9.079cm">
          <draw:text-box>
            <text:p>Digital-analog-convertor: gives VDC</text:p>
          </draw:text-box>
        </draw:frame>
        <draw:custom-shape draw:style-name="gr8" draw:text-style-name="P6" draw:layer="layout" svg:width="8.636cm" svg:height="3.302cm" svg:x="2.133cm" svg:y="17.12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8.636cm" svg:height="3.302cm" svg:x="2.133cm" svg:y="20.929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7.493cm" svg:height="1.016cm" svg:x="2.778cm" svg:y="18.907cm">
          <draw:text-box>
            <text:p>volmeter</text:p>
          </draw:text-box>
        </draw:frame>
        <draw:frame draw:style-name="gr7" draw:text-style-name="P5" draw:layer="layout" svg:width="7.493cm" svg:height="1.016cm" svg:x="2.779cm" svg:y="21.107cm">
          <draw:text-box>
            <text:p>Voltmeter</text:p>
          </draw:text-box>
        </draw:frame>
        <draw:custom-shape draw:style-name="gr10" draw:text-style-name="P2" draw:layer="layout" svg:width="7.62cm" svg:height="1.962cm" svg:x="9.261cm" svg:y="12.344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7.493cm" svg:height="1.016cm" svg:x="9.636cm" svg:y="12.811cm">
          <draw:text-box>
            <text:p>Computer</text:p>
          </draw:text-box>
        </draw:frame>
        <draw:custom-shape draw:style-name="gr11" draw:text-style-name="P3" draw:layer="layout" svg:width="8.636cm" svg:height="3.302cm" svg:x="11.033cm" svg:y="21.02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8.636cm" svg:height="3.302cm" svg:x="11.033cm" svg:y="24.629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7.493cm" svg:height="1.016cm" svg:x="11.415cm" svg:y="21.238cm">
          <draw:text-box>
            <text:p>RC low pass filter</text:p>
          </draw:text-box>
        </draw:frame>
        <draw:frame draw:style-name="gr7" draw:text-style-name="P5" draw:layer="layout" svg:width="7.493cm" svg:height="1.016cm" svg:x="11.416cm" svg:y="24.739cm">
          <draw:text-box>
            <text:p>Voltage devid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5T19:40:15.341584195</meta:creation-date>
    <dc:date>2016-10-19T19:43:19.523443422</dc:date>
    <meta:editing-duration>PT17M11S</meta:editing-duration>
    <meta:editing-cycles>5</meta:editing-cycles>
    <meta:generator>LibreOffice/5.2.2.2.0$Linux_X86_64 LibreOffice_project/20m0$Build-2</meta:generator>
    <meta:document-statistic meta:object-count="20"/>
  </office:meta>
</office:document-meta>
</file>